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192" officeooo:paragraph-rsid="00117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cipher.cpp</text:p>
      <text:p text:style-name="P1">// Kunal Mukherjee</text:p>
      <text:p text:style-name="P1">// cs 215</text:p>
      <text:p text:style-name="P1">// Jan 15, 2017</text:p>
      <text:p text:style-name="P1"/>
      <text:p text:style-name="P1">#include&lt;iostream&gt; </text:p>
      <text:p text:style-name="P1">#include&lt;fstream&gt; </text:p>
      <text:p text:style-name="P1">#include&lt;cstdlib&gt;</text:p>
      <text:p text:style-name="P1"/>
      <text:p text:style-name="P1"/>
      <text:p text:style-name="P1">int main (int argc, char * argv[]) </text:p>
      <text:p text:style-name="P1">{</text:p>
      <text:p text:style-name="P1"><text:s text:c="3"/>using namespace std; <text:s/></text:p>
      <text:p text:style-name="P1"/>
      <text:p text:style-name="P1"><text:s text:c="3"/>// 1. Check for correct number of arguments</text:p>
      <text:p text:style-name="P1"><text:s text:c="3"/>if (argc != 4)</text:p>
      <text:p text:style-name="P1"><text:s text:c="5"/>{</text:p>
      <text:p text:style-name="P1"><text:s text:c="7"/>cout &lt;&lt; "Usage: " &lt;&lt; argv[0] &lt;&lt; " inputfile outfile integer "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// 2. Open files and check for success</text:p>
      <text:p text:style-name="P1"><text:s text:c="3"/>ifstream infile (argv[1]); <text:s text:c="12"/>// input file stream</text:p>
      <text:p text:style-name="P1"><text:s text:c="3"/>if (!infile) <text:s text:c="26"/>// streams convert to boolean: true means valid</text:p>
      <text:p text:style-name="P1"><text:s text:c="42"/>// <text:s text:c="28"/>false means invalid</text:p>
      <text:p text:style-name="P1"><text:s text:c="5"/>{</text:p>
      <text:p text:style-name="P1"><text:s text:c="7"/>cout &lt;&lt; "Error opening input file: " &lt;&lt; argv[1]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ofstream outfile (argv[2]); <text:s text:c="12"/>// outfile file stream</text:p>
      <text:p text:style-name="P1"><text:s text:c="3"/>if (!outfile) <text:s text:c="27"/>// streams convert to boolean: true means valid</text:p>
      <text:p text:style-name="P1"><text:s text:c="44"/>// <text:s text:c="26"/>false means invalid</text:p>
      <text:p text:style-name="P1"><text:s text:c="5"/>{</text:p>
      <text:p text:style-name="P1"><text:s text:c="7"/>cout &lt;&lt; "Error opening output file: " &lt;&lt; argv[2] &lt;&lt; endl;</text:p>
      <text:p text:style-name="P1"><text:s text:c="7"/>exit(1);</text:p>
      <text:p text:style-name="P1"><text:s text:c="5"/>}</text:p>
      <text:p text:style-name="P1">int shift = atoi(argv[3]); <text:s/>//Convert the string into an integer</text:p>
      <text:p text:style-name="P1"><text:s/>if (shift &lt; 0 || shift &gt; 25 )</text:p>
      <text:p text:style-name="P1"><text:s text:c="5"/>{</text:p>
      <text:p text:style-name="P1"><text:s text:c="7"/>cout &lt;&lt; argv[3] &lt;&lt; " should be more than 0 " &lt;&lt; endl;</text:p>
      <text:p text:style-name="P1"><text:s text:c="7"/>exit(1);</text:p>
      <text:p text:style-name="P1"><text:s text:c="5"/>}</text:p>
      <text:p text:style-name="P1"/>
      <text:p text:style-name="P1"><text:s text:c="3"/></text:p>
      <text:p text:style-name="P1"><text:s text:c="3"/>// 3. Copy one character at a time by reading a char until stream fails (usually EOF)</text:p>
      <text:p text:style-name="P1"><text:s text:c="5"/></text:p>
      <text:p text:style-name="P1"><text:s text:c="3"/>char ch;</text:p>
      <text:p text:style-name="P1"><text:s text:c="3"/>while (infile.get(ch)) <text:s/>// when read goes past the end</text:p>
      <text:p text:style-name="P1"><text:soft-page-break/><text:s text:c="27"/>//, the stream becomes invalid ==&gt; false</text:p>
      <text:p text:style-name="P1"><text:s text:c="3"/>{</text:p>
      <text:p text:style-name="P1"><text:s text:c="3"/></text:p>
      <text:p text:style-name="P1"><text:s text:c="3"/>// <text:s text:c="3"/>3.1 Write char to output file</text:p>
      <text:p text:style-name="P1"><text:s text:c="5"/>if ( ch &gt;= 'a' &amp;&amp; ch &lt;= 'z') <text:s/>//Check to see if the chracter is a lower or uppercase letter</text:p>
      <text:p text:style-name="P1"><text:s text:c="7"/>{</text:p>
      <text:p text:style-name="P1"><text:tab/> ch = (((ch - 'a') + shift) % 26) + 'a'; <text:s/>// Deciphers the text</text:p>
      <text:p text:style-name="P1"><text:s text:c="5"/>outfile &lt;&lt; ch;</text:p>
      <text:p text:style-name="P1"><text:s text:c="3"/>}</text:p>
      <text:p text:style-name="P1"/>
      <text:p text:style-name="P1"><text:s text:c="5"/>else if ( ch &gt;= 'A' &amp;&amp; ch &lt;= 'Z')</text:p>
      <text:p text:style-name="P1"><text:s text:c="7"/>{</text:p>
      <text:p text:style-name="P1"><text:tab/> ch = (((ch - 'A') + shift) % 26) + 'A';</text:p>
      <text:p text:style-name="P1"><text:s text:c="5"/>outfile &lt;&lt; ch;</text:p>
      <text:p text:style-name="P1"><text:s text:c="3"/>}</text:p>
      <text:p text:style-name="P1"><text:s text:c="5"/>else</text:p>
      <text:p text:style-name="P1"><text:s text:c="7"/>{</text:p>
      <text:p text:style-name="P1"><text:tab/> outfile &lt;&lt; ch;</text:p>
      <text:p text:style-name="P1"><text:s text:c="7"/>} <text:s text:c="3"/></text:p>
      <text:p text:style-name="P1"><text:s text:c="3"/>}</text:p>
      <text:p text:style-name="P1"/>
      <text:p text:style-name="P1"><text:s text:c="5"/>// 4. Close files</text:p>
      <text:p text:style-name="P1"><text:s text:c="3"/>infile.close();</text:p>
      <text:p text:style-name="P1"><text:s text:c="3"/>outfile.close();</text:p>
      <text:p text:style-name="P1"/>
      <text:p text:style-name="P1"><text:s text:c="3"/>return 0; </text:p>
      <text:p text:style-name="P1">} // 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15:43.448780203</meta:creation-date>
    <dc:date>2017-02-12T18:17:18.419278566</dc:date>
    <meta:editing-duration>PT1M36S</meta:editing-duration>
    <meta:editing-cycles>1</meta:editing-cycles>
    <meta:document-statistic meta:table-count="0" meta:image-count="0" meta:object-count="0" meta:page-count="2" meta:paragraph-count="68" meta:word-count="298" meta:character-count="1954" meta:non-whitespace-character-count="1223"/>
    <meta:generator>LibreOffice/5.1.4.2$Linux_X86_64 LibreOffice_project/10m0$Build-2</meta:generator>
  </office:meta>
</office:document-meta>
</file>